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style:font-name="Verdana1"/>
    </style:style>
    <style:style style:name="T1" style:family="text">
      <style:text-properties fo:color="#800000" style:font-name="Verdana1"/>
    </style:style>
    <style:style style:name="T2" style:family="text">
      <style:text-properties fo:color="#800000" style:font-name="Verdana1" fo:font-weight="bold"/>
    </style:style>
    <style:style style:name="T3" style:family="text">
      <style:text-properties fo:color="#800000" style:font-name="Verdana1" fo:font-size="13.5pt"/>
    </style:style>
    <style:style style:name="T4" style:family="text">
      <style:text-properties fo:color="#800000" style:font-name="Verdana1" fo:font-size="10pt"/>
    </style:style>
    <style:style style:name="T5" style:family="text">
      <style:text-properties fo:color="#800000" style:font-name="Verdana1" fo:font-size="14pt"/>
    </style:style>
    <style:style style:name="T6" style:family="text">
      <style:text-properties style:font-name="Verdana1"/>
    </style:style>
    <style:style style:name="T7" style:family="text">
      <style:text-properties style:font-name="Verdana1" fo:font-weight="bold"/>
    </style:style>
    <style:style style:name="T8" style:family="text">
      <style:text-properties style:font-name="Verdana1"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800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asy Fruit Salad</text:p>
      <text:p text:style-name="Standard">Crystal Miller</text:p>
      <text:p text:style-name="Standard"/>
      <text:p text:style-name="Standard">2 cans peaches</text:p>
      <text:p text:style-name="Standard">1 can pineapple</text:p>
      <text:p text:style-name="Standard">1 can mandarin oranges</text:p>
      <text:p text:style-name="Standard">2 bananas, sliced</text:p>
      <text:p text:style-name="Standard"/>
      <text:p text:style-name="Standard">Drain all canned fruit and combine. Slice bananas and add just before serving time. Any types of fresh fruit in season can be added to this. Serve this delicious salad as is or top with a small amount of whip crea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14:59.44</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7" meta:word-count="59" meta:character-count="313"/>
  </office:meta>
</office:document-meta>
</file>